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acb" officeooo:paragraph-rsid="0019cacb"/>
    </style:style>
    <style:style style:name="P2" style:family="paragraph" style:parent-style-name="Standard">
      <style:text-properties officeooo:rsid="0019cacb" officeooo:paragraph-rsid="001b9374"/>
    </style:style>
    <style:style style:name="T1" style:family="text">
      <style:text-properties officeooo:rsid="001b93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Georges DELERUE</text:span></text:p>
      <text:p text:style-name="P2"><text:tab/><text:tab/><text:tab/><text:tab/><text:tab/><text:tab/><text:tab/><text:tab/><text:tab/><text:tab/><text:span text:style-name="T1">Paris, le 23 juin 1978</text:span> </text:p>
      <text:p text:style-name="P2"/>
      <text:p text:style-name="P2">Mon cher Georges, </text:p>
      <text:p text:style-name="P1"><text:tab/></text:p>
      <text:p text:style-name="P1"><text:tab/>Je serais heureux de renouer notre collaboration à la faveur du film que je tourne actuellement et <text:span text:style-name="T1">q</text:span>ui s’intitule : “l’Amour en fuite”.</text:p>
      <text:p text:style-name="P1"/>
      <text:p text:style-name="P1"><text:tab/>Il s’agit des nouvelles aventures d’Antoine Doinel, probablement le dernier film de la série. Jean-Pierre Léaud y retrouve certaines de ses partenaires : Marie-France Pisier, Claude Jade et même la Dani de “La Nuit Américaine”. Ainsi qu’une nouvelle jeune femme, Dorothée (la plus jeune speakerine d’Antenne 2). Nous aurons la chance d’introduire dans le film des flashes-back très authentiues puisqu’ils proviennent des “Quatre Cents coups”. De “l’Amour à vingt ans”. De “Baisers Volés” et de “Domicile Conjugal” (et très brièvement de “La Nuit Américaine”). Naturellement nous nous efforcerons de choisir des extraits sans musique ou don’t il est possible de refaire le mixage.</text:p>
      <text:p text:style-name="P1"/>
      <text:p text:style-name="P1"><text:tab/>Je ne vous cache pas que c’est une sorte de patchwork et qu’à mon avis, le travail musical sera à la fois difficile et passionant. </text:p>
      <text:p text:style-name="P1"/>
      <text:p text:style-name="P1"><text:tab/>Alain Souchon est en train d’écrire une chanson intitulée “L’Amour en fuite” et il est possible ausi qu’à trois ou quatre reprises, nous entendions, comme dans “Baisers Volés”, quelques bouffées du thème de Trénet : “Que reste-t-il de nos amou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08:55:59.355152006</meta:creation-date>
    <dc:date>2025-11-16T09:08:50.386766538</dc:date>
    <meta:editing-duration>PT9M29S</meta:editing-duration>
    <meta:editing-cycles>2</meta:editing-cycles>
    <meta:generator>LibreOffice/24.2.7.2$Linux_X86_64 LibreOffice_project/420$Build-2</meta:generator>
    <meta:document-statistic meta:table-count="0" meta:image-count="0" meta:object-count="0" meta:page-count="1" meta:paragraph-count="8" meta:word-count="201" meta:character-count="1264" meta:non-whitespace-character-count="1052"/>
  </office:meta>
</office:document-meta>
</file>